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1cm" svg:stroke-color="#666666" draw:marker-start-width="0.124cm" draw:marker-end-width="0.124cm" draw:fill="solid" draw:fill-color="#e6e6e6" draw:textarea-horizontal-align="justify" draw:textarea-vertical-align="middle" draw:auto-grow-height="false" fo:padding-top="0.151cm" fo:padding-bottom="0.151cm" fo:padding-left="0.276cm" fo:padding-right="0.276cm" style:protect="position size"/>
    </style:style>
    <style:style style:name="gr2" style:family="graphic" style:parent-style-name="objectwithoutfill">
      <style:graphic-properties svg:stroke-width="0.051cm" svg:stroke-color="#666666" draw:fill="none" draw:fill-color="#cccccc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width="0.051cm" svg:stroke-color="#000000" draw:fill="none" draw:fill-color="#ffffff" fo:min-height="1.27cm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width="0.051cm" svg:stroke-color="#000000" draw:fill="none" draw:fill-color="#ffffff" fo:min-height="1.397cm" fo:padding-top="0.15cm" fo:padding-bottom="0.15cm" fo:padding-left="0.275cm" fo:padding-right="0.275cm"/>
    </style:style>
    <style:style style:name="gr5" style:family="graphic" style:parent-style-name="standard">
      <style:graphic-properties svg:stroke-width="0.051cm" svg:stroke-color="#666666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width="0.051cm" svg:stroke-color="#000000" draw:fill="none" draw:fill-color="#ffffff" fo:min-height="0.508cm" fo:padding-top="0.15cm" fo:padding-bottom="0.15cm" fo:padding-left="0.275cm" fo:padding-right="0.275cm"/>
    </style:style>
    <style:style style:name="gr7" style:family="graphic" style:parent-style-name="standard">
      <style:graphic-properties svg:stroke-width="0.051cm" svg:stroke-color="#666666" draw:fill="solid" draw:fill-color="#ffffff" draw:textarea-horizontal-align="justify" draw:textarea-vertical-align="middle" draw:auto-grow-height="false" fo:padding-top="0.15cm" fo:padding-bottom="0.15cm" fo:padding-left="0.275cm" fo:padding-right="0.275cm" style:protect="position size"/>
    </style:style>
    <style:style style:name="gr8" style:family="graphic" style:parent-style-name="standard">
      <style:graphic-properties draw:stroke="none" svg:stroke-width="0.051cm" svg:stroke-color="#000000" draw:fill="none" draw:fill-color="#ffffff" draw:textarea-horizontal-align="right" draw:textarea-vertical-align="justify" draw:auto-grow-height="false" draw:auto-grow-width="true" fo:min-height="3.383cm" fo:min-width="0.593cm" fo:padding-top="0.15cm" fo:padding-bottom="0.15cm" fo:padding-left="0.275cm" fo:padding-right="0.275cm"/>
      <style:paragraph-properties style:writing-mode="tb-rl"/>
    </style:style>
    <style:style style:name="gr9" style:family="graphic" style:parent-style-name="standard">
      <style:graphic-properties draw:stroke="none" svg:stroke-width="0.051cm" svg:stroke-color="#000000" draw:fill="none" draw:fill-color="#ffffff" fo:min-height="0.381cm" fo:padding-top="0.15cm" fo:padding-bottom="0.15cm" fo:padding-left="0.275cm" fo:padding-right="0.275cm"/>
    </style:style>
    <style:style style:name="gr10" style:family="graphic" style:parent-style-name="standard">
      <style:graphic-properties draw:stroke="none" svg:stroke-width="0.051cm" svg:stroke-color="#000000" draw:fill="none" draw:fill-color="#ffffff" fo:min-height="0.635cm" fo:padding-top="0.15cm" fo:padding-bottom="0.15cm" fo:padding-left="0.275cm" fo:padding-right="0.275cm"/>
    </style:style>
    <style:style style:name="gr11" style:family="graphic" style:parent-style-name="objectwithoutfill">
      <style:graphic-properties svg:stroke-width="0.051cm" svg:stroke-color="#666666" draw:fill="none" draw:fill-color="#ffffff" draw:textarea-vertical-align="middle" fo:padding-top="0.15cm" fo:padding-bottom="0.15cm" fo:padding-left="0.275cm" fo:padding-right="0.275cm"/>
    </style:style>
    <style:style style:name="gr12" style:family="graphic" style:parent-style-name="standard">
      <style:graphic-properties draw:stroke="none" svg:stroke-width="0.051cm" svg:stroke-color="#000000" draw:fill="none" draw:fill-color="#ffffff" draw:textarea-horizontal-align="right" draw:textarea-vertical-align="justify" draw:auto-grow-height="false" draw:auto-grow-width="true" fo:min-width="0.635cm" fo:padding-top="0.15cm" fo:padding-bottom="0.15cm" fo:padding-left="0.275cm" fo:padding-right="0.275cm"/>
      <style:paragraph-properties style:writing-mode="tb-rl"/>
    </style:style>
    <style:style style:name="gr13" style:family="graphic" style:parent-style-name="standard">
      <style:graphic-properties draw:stroke="none" svg:stroke-width="0.051cm" svg:stroke-color="#000000" draw:fill="none" draw:fill-color="#ffffff" fo:min-height="0.589cm" fo:padding-top="0.15cm" fo:padding-bottom="0.15cm" fo:padding-left="0.275cm" fo:padding-right="0.275cm"/>
    </style:style>
    <style:style style:name="gr14" style:family="graphic" style:parent-style-name="standard">
      <style:graphic-properties draw:stroke="none" svg:stroke-width="0.051cm" svg:stroke-color="#000000" draw:fill="none" draw:fill-color="#ffffff" fo:min-height="1.016cm" fo:padding-top="0.15cm" fo:padding-bottom="0.15cm" fo:padding-left="0.275cm" fo:padding-right="0.275cm"/>
    </style:style>
    <style:style style:name="gr15" style:family="graphic" style:parent-style-name="standard">
      <style:graphic-properties draw:stroke="none" svg:stroke-width="0.051cm" svg:stroke-color="#000000" draw:fill="none" draw:fill-color="#ffffff" draw:textarea-horizontal-align="right" draw:textarea-vertical-align="justify" draw:auto-grow-height="false" draw:auto-grow-width="true" fo:min-width="0.558cm" fo:padding-top="0.15cm" fo:padding-bottom="0.15cm" fo:padding-left="0.275cm" fo:padding-right="0.275cm"/>
      <style:paragraph-properties style:writing-mode="tb-rl"/>
    </style:style>
    <style:style style:name="gr16" style:family="graphic" style:parent-style-name="standard">
      <style:graphic-properties draw:stroke="none" svg:stroke-width="0.051cm" svg:stroke-color="#000000" draw:fill="none" draw:fill-color="#ffffff" fo:min-height="0.254cm" fo:padding-top="0.15cm" fo:padding-bottom="0.15cm" fo:padding-left="0.275cm" fo:padding-right="0.275cm"/>
    </style:style>
    <style:style style:name="gr17" style:family="graphic" style:parent-style-name="standard">
      <style:graphic-properties draw:stroke="none" svg:stroke-width="0.051cm" svg:stroke-color="#000000" draw:fill="none" draw:fill-color="#ffffff" draw:textarea-horizontal-align="left" draw:auto-grow-height="true" draw:auto-grow-width="true" fo:min-height="0cm" fo:min-width="0cm" fo:padding-top="0.15cm" fo:padding-bottom="0.15cm" fo:padding-left="0.275cm" fo:padding-right="0.275cm"/>
    </style:style>
    <style:style style:name="gr18" style:family="graphic" style:parent-style-name="standard">
      <style:graphic-properties draw:stroke="none" svg:stroke-width="0.051cm" svg:stroke-color="#000000" draw:fill="none" draw:fill-color="#ffffff" fo:min-height="0.762cm" fo:padding-top="0.15cm" fo:padding-bottom="0.15cm" fo:padding-left="0.275cm" fo:padding-right="0.275cm"/>
    </style:style>
    <style:style style:name="gr19" style:family="graphic" style:parent-style-name="standard">
      <style:graphic-properties draw:stroke="none" svg:stroke-width="0.051cm" svg:stroke-color="#000000" draw:fill="none" draw:fill-color="#ffffff" draw:textarea-horizontal-align="right" draw:textarea-vertical-align="justify" draw:auto-grow-height="false" draw:auto-grow-width="true" fo:min-width="0.762cm" fo:padding-top="0.15cm" fo:padding-bottom="0.15cm" fo:padding-left="0.275cm" fo:padding-right="0.275cm"/>
      <style:paragraph-properties style:writing-mode="tb-rl"/>
    </style:style>
    <style:style style:name="gr20" style:family="graphic" style:parent-style-name="standard">
      <style:graphic-properties draw:stroke="none" svg:stroke-width="0.051cm" svg:stroke-color="#000000" draw:fill="none" draw:fill-color="#ffffff" draw:textarea-horizontal-align="right" draw:textarea-vertical-align="justify" draw:auto-grow-height="false" draw:auto-grow-width="true" fo:min-width="0.889cm" fo:padding-top="0.15cm" fo:padding-bottom="0.15cm" fo:padding-left="0.275cm" fo:padding-right="0.275cm"/>
      <style:paragraph-properties style:writing-mode="tb-rl"/>
    </style:style>
    <style:style style:name="gr21" style:family="graphic" style:parent-style-name="standard">
      <style:graphic-properties draw:stroke="none" svg:stroke-width="0.051cm" svg:stroke-color="#000000" draw:fill="none" draw:fill-color="#ffffff" draw:textarea-horizontal-align="right" draw:textarea-vertical-align="justify" draw:auto-grow-height="false" draw:auto-grow-width="true" fo:min-width="1.143cm" fo:padding-top="0.15cm" fo:padding-bottom="0.15cm" fo:padding-left="0.275cm" fo:padding-right="0.275cm"/>
      <style:paragraph-properties style:writing-mode="tb-rl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style:style style:name="P3" style:family="paragraph">
      <style:text-properties fo:font-family="OCRB" style:font-family-generic="modern" style:font-pitch="fixed" fo:font-size="10pt" style:font-size-asian="10pt" style:font-size-complex="10pt"/>
    </style:style>
    <style:style style:name="P4" style:family="paragraph">
      <style:text-properties fo:font-family="'OCR A Extended'" style:font-family-generic="modern" style:font-pitch="variable" fo:font-size="10pt" style:font-size-asian="10pt" style:font-size-complex="10pt"/>
    </style:style>
    <style:style style:name="P5" style:family="paragraph">
      <style:paragraph-properties fo:text-align="center"/>
      <style:text-properties fo:font-family="'OCR A Extended'" style:font-family-generic="modern" style:font-pitch="variable"/>
    </style:style>
    <style:style style:name="P6" style:family="paragraph">
      <style:paragraph-properties fo:text-align="center" style:writing-mode="tb-rl"/>
      <style:text-properties fo:font-family="'OCR A Extended'" style:font-family-generic="modern" style:font-pitch="variable" fo:font-size="10pt" style:font-size-asian="10pt" style:font-size-complex="10pt"/>
    </style:style>
    <style:style style:name="P7" style:family="paragraph">
      <style:text-properties fo:font-family="'OCR A Extended'" style:font-family-generic="modern" style:font-pitch="variable" fo:font-size="6pt" style:font-size-asian="6pt" style:font-size-complex="6pt"/>
    </style:style>
    <style:style style:name="P8" style:family="paragraph">
      <style:paragraph-properties fo:text-align="center"/>
      <style:text-properties fo:font-family="OCRB" style:font-family-generic="modern" style:font-pitch="fixed" fo:font-size="6pt" style:font-size-asian="6pt" style:font-size-complex="6pt"/>
    </style:style>
    <style:style style:name="P9" style:family="paragraph">
      <style:text-properties fo:font-family="'OCR A Extended'" style:font-family-generic="modern" style:font-pitch="variable" fo:font-size="8pt" style:font-size-asian="8pt" style:font-size-complex="8pt"/>
    </style:style>
    <style:style style:name="P10" style:family="paragraph">
      <style:text-properties fo:font-family="OCRB" style:font-family-generic="modern" style:font-pitch="fixed" fo:font-size="6pt" style:font-size-asian="6pt" style:font-size-complex="6pt"/>
    </style:style>
    <style:style style:name="P11" style:family="paragraph">
      <style:paragraph-properties fo:text-align="center"/>
      <style:text-properties fo:font-family="OCRB" style:font-family-generic="modern" style:font-pitch="fixed" fo:font-size="12pt" style:font-size-asian="12pt" style:font-size-complex="12pt"/>
    </style:style>
    <style:style style:name="P12" style:family="paragraph">
      <style:text-properties fo:font-family="OCRB" style:font-family-generic="modern" style:font-pitch="fixed" fo:font-size="5.40000009536743pt" style:font-size-asian="5.40000009536743pt" style:font-size-complex="5.40000009536743pt"/>
    </style:style>
    <style:style style:name="P13" style:family="paragraph">
      <style:paragraph-properties fo:text-align="center"/>
      <style:text-properties fo:font-family="OCRB" style:font-family-generic="modern" style:font-pitch="fixed" fo:font-size="10pt" style:font-size-asian="10pt" style:font-size-complex="10pt"/>
    </style:style>
    <style:style style:name="P14" style:family="paragraph">
      <style:text-properties fo:color="#666666" fo:font-family="OCRB" style:font-family-generic="modern" style:font-pitch="fixed" fo:font-size="6pt" style:font-size-asian="6pt" style:font-size-complex="6pt"/>
    </style:style>
    <style:style style:name="P15" style:family="paragraph">
      <style:paragraph-properties fo:text-align="center"/>
      <style:text-properties fo:color="#666666" fo:font-family="OCRB" style:font-family-generic="modern" style:font-pitch="fixed" fo:font-size="6pt" style:font-size-asian="6pt" style:font-size-complex="6pt"/>
    </style:style>
    <style:style style:name="P16" style:family="paragraph">
      <style:paragraph-properties fo:text-align="center" style:writing-mode="tb-rl"/>
      <style:text-properties fo:font-family="'OCR A Extended'" style:font-family-generic="modern" style:font-pitch="variable" fo:font-size="7pt" style:font-size-asian="7pt" style:font-size-complex="7pt"/>
    </style:style>
    <style:style style:name="P17" style:family="paragraph">
      <style:paragraph-properties fo:text-align="center" style:writing-mode="tb-rl"/>
      <style:text-properties fo:font-family="'OCR A Extended'" style:font-family-generic="modern" style:font-pitch="variable" fo:font-size="8pt" style:font-size-asian="8pt" style:font-size-complex="8pt"/>
    </style:style>
    <style:style style:name="P18" style:family="paragraph">
      <style:text-properties fo:color="#000000" style:text-outline="false" fo:font-family="'OCR A Extended'" style:font-family-generic="modern" style:font-pitch="variable" fo:text-shadow="1pt 1pt"/>
    </style:style>
    <style:style style:name="T1" style:family="text">
      <style:text-properties style:use-window-font-color="true" style:text-outline="false" style:text-line-through-style="none" fo:font-family="'Geotype TT'" style:font-family-generic="decorative" style:font-pitch="variable" fo:font-size="12pt" fo:font-style="normal" fo:text-shadow="none" style:text-underline-style="none" fo:font-weight="normal" style:letter-kerning="true" style:font-family-asian="'Geotype TT'" style:font-size-asian="12pt" style:font-style-asian="normal" style:font-weight-asian="normal" style:font-family-complex="'Geotype TT'" style:font-size-complex="1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use-window-font-color="true" style:text-outline="false" style:text-line-through-style="none" fo:font-family="'Century Gothic'" style:font-family-generic="swiss" style:font-pitch="variable" fo:font-size="12pt" fo:font-style="normal" fo:text-shadow="none" style:text-underline-style="none" fo:font-weight="normal" style:letter-kerning="true" style:font-family-asian="'Geotype TT'" style:font-size-asian="12pt" style:font-style-asian="normal" style:font-weight-asian="normal" style:font-family-complex="'Geotype TT'" style:font-size-complex="1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family="'Century Gothic'" style:font-family-generic="swiss" style:font-pitch="variable" fo:font-size="12pt" style:font-size-asian="12pt" style:font-size-complex="12pt"/>
    </style:style>
    <style:style style:name="T4" style:family="text">
      <style:text-properties fo:font-family="'OCR A Extended'" style:font-family-generic="modern" style:font-pitch="variable" fo:font-size="14pt" style:font-size-asian="14pt" style:font-size-complex="14pt"/>
    </style:style>
    <style:style style:name="T5" style:family="text">
      <style:text-properties fo:font-family="OCRB" style:font-family-generic="modern" style:font-pitch="fixed" fo:font-size="10pt" style:font-size-asian="10pt" style:font-size-complex="10pt"/>
    </style:style>
    <style:style style:name="T6" style:family="text">
      <style:text-properties fo:font-family="'OCR A Extended'" style:font-family-generic="modern" style:font-pitch="variable" fo:font-size="10pt" style:font-size-asian="10pt" style:font-size-complex="10pt"/>
    </style:style>
    <style:style style:name="T7" style:family="text">
      <style:text-properties fo:font-family="'OCR A Extended'" style:font-family-generic="modern" style:font-pitch="variable" fo:font-size="6pt" style:font-size-asian="6pt" style:font-size-complex="6pt"/>
    </style:style>
    <style:style style:name="T8" style:family="text">
      <style:text-properties fo:font-family="'OCR A Extended'" style:font-family-generic="modern" style:font-pitch="variable" fo:font-size="8pt" style:font-size-asian="8pt" style:font-size-complex="8pt"/>
    </style:style>
    <style:style style:name="T9" style:family="text">
      <style:text-properties style:use-window-font-color="true" style:text-outline="false" style:text-line-through-style="none" fo:font-family="Wingdings" style:font-pitch="variable" style:font-charset="x-symbol" fo:font-size="8pt" fo:font-style="normal" fo:text-shadow="none" style:text-underline-style="none" fo:font-weight="normal" style:letter-kerning="true" style:font-family-asian="Wingdings" style:font-charset-asian="x-symbol" style:font-size-asian="8pt" style:font-style-asian="normal" style:font-weight-asian="normal" style:font-family-complex="Wingdings" style:font-charset-complex="x-symbol" style:font-size-complex="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style:use-window-font-color="true" style:text-outline="false" style:text-line-through-style="none" fo:font-family="'OCR A Extended'" style:font-family-generic="modern" style:font-pitch="variable" fo:font-size="6pt" fo:font-style="normal" fo:text-shadow="none" style:text-underline-style="none" fo:font-weight="normal" style:letter-kerning="true" style:font-family-asian="Wingdings" style:font-charset-asian="x-symbol" style:font-size-asian="6pt" style:font-style-asian="normal" style:font-weight-asian="normal" style:font-family-complex="Wingdings" style:font-charset-complex="x-symbol" style:font-size-complex="6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family="'OCR A Extended'" style:font-family-generic="modern" style:font-pitch="variable"/>
    </style:style>
    <style:style style:name="T12" style:family="text">
      <style:text-properties fo:font-size="8pt" style:font-size-asian="8pt" style:font-size-complex="8pt"/>
    </style:style>
    <style:style style:name="T13" style:family="text">
      <style:text-properties fo:font-size="12pt" style:font-size-asian="12pt" style:font-size-complex="12pt"/>
    </style:style>
    <style:style style:name="T14" style:family="text">
      <style:text-properties fo:font-size="6pt" style:font-size-asian="6pt" style:font-size-complex="6pt"/>
    </style:style>
    <style:style style:name="T15" style:family="text">
      <style:text-properties fo:font-size="6pt" style:font-size-asian="16pt" style:font-size-complex="16pt"/>
    </style:style>
    <style:style style:name="T16" style:family="text">
      <style:text-properties fo:font-size="6pt" style:font-size-asian="15pt" style:font-size-complex="15pt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fo:color="#666666"/>
    </style:style>
    <style:style style:name="T19" style:family="text">
      <style:text-properties fo:font-family="'OCR A Extended'" style:font-family-generic="modern" style:font-pitch="variable" fo:font-size="7pt" style:font-size-asian="7pt" style:font-size-complex="7pt"/>
    </style:style>
    <style:style style:name="T20" style:family="text">
      <style:text-properties fo:color="#000000" style:text-outline="false" style:text-line-through-style="none" fo:font-family="'Geotype TT'" style:font-family-generic="decorative" style:font-pitch="variable" fo:font-size="16pt" fo:font-style="normal" fo:text-shadow="1pt 1pt" style:text-underline-style="none" fo:font-weight="normal" style:letter-kerning="true" style:font-family-asian="'Geotype TT'" style:font-size-asian="16pt" style:font-style-asian="normal" style:font-weight-asian="normal" style:font-family-complex="'Geotype TT'" style:font-size-complex="1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3.24cm" svg:height="20.86cm" svg:x="1cm" svg:y="1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cm" svg:y1="2.397cm" svg:x2="14.24cm" svg:y2="2.397cm">
          <text:p/>
        </draw:line>
        <draw:frame draw:style-name="gr3" draw:text-style-name="P3" draw:layer="layout" svg:width="9.271cm" svg:height="1.771cm" svg:x="1cm" svg:y="1.079cm">
          <draw:text-box>
            <text:p><text:span text:style-name="T1"><text:s text:c="4"/></text:span><text:span text:style-name="T2">T</text:span><text:span text:style-name="T3">HE GALACTIC GUILD OF SURVEYORS</text:span></text:p>
            <text:p><text:span text:style-name="T4">APPLICATION FOR MEMBERSHIP</text:span></text:p>
            <text:p><text:span text:style-name="T5"/></text:p>
          </draw:text-box>
        </draw:frame>
        <draw:frame draw:style-name="gr4" draw:text-style-name="P4" draw:layer="layout" svg:width="3.969cm" svg:height="1.761cm" svg:x="10.271cm" svg:y="1cm">
          <draw:text-box>
            <text:p><text:span text:style-name="T6">FORM 42-DA/Q-36</text:span></text:p>
            <text:p><text:span text:style-name="T6"/></text:p>
            <text:p><text:span text:style-name="T6">DATE:</text:span></text:p>
            <text:p><text:span text:style-name="T6"/></text:p>
          </draw:text-box>
        </draw:frame>
        <draw:custom-shape draw:style-name="gr5" draw:text-style-name="P2" draw:layer="layout" svg:width="2.413cm" svg:height="0.508cm" svg:x="11.668cm" svg:y="1.762cm">
          <text:p/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2.413cm" svg:height="0.808cm" svg:x="11.735cm" svg:y="1.695cm">
          <draw:text-box>
            <text:p><text:span text:style-name="T6"><text:s text:c="2"/></text:span><text:span text:style-name="T6">/ <text:s/>/</text:span></text:p>
          </draw:text-box>
        </draw:frame>
        <draw:custom-shape draw:style-name="gr7" draw:text-style-name="P5" draw:layer="layout" svg:width="12.446cm" svg:height="3.937cm" svg:x="1.381cm" svg:y="2.77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5" draw:layer="layout" svg:x1="2.016cm" svg:y1="2.778cm" svg:x2="2.016cm" svg:y2="6.715cm">
          <text:p/>
        </draw:line>
        <draw:frame draw:style-name="gr8" draw:text-style-name="P6" draw:layer="layout" svg:width="1.143cm" svg:height="3.937cm" svg:x="1.127cm" svg:y="2.778cm">
          <draw:text-box>
            <text:p text:style-name="P6"><text:span text:style-name="T6">Personal Details</text:span></text:p>
          </draw:text-box>
        </draw:frame>
        <draw:line draw:style-name="gr2" draw:text-style-name="P5" draw:layer="layout" svg:x1="2.016cm" svg:y1="3.54cm" svg:x2="13.827cm" svg:y2="3.54cm">
          <text:p/>
        </draw:line>
        <draw:frame draw:style-name="gr6" draw:text-style-name="P7" draw:layer="layout" svg:width="2.159cm" svg:height="0.808cm" svg:x="1.889cm" svg:y="2.732cm">
          <draw:text-box>
            <text:p><text:span text:style-name="T7">1. Name</text:span></text:p>
          </draw:text-box>
        </draw:frame>
        <draw:line draw:style-name="gr2" draw:text-style-name="P8" draw:layer="layout" svg:x1="9.509cm" svg:y1="2.778cm" svg:x2="9.509cm" svg:y2="3.54cm">
          <text:p/>
        </draw:line>
        <draw:frame draw:style-name="gr9" draw:text-style-name="P7" draw:layer="layout" svg:width="4.318cm" svg:height="0.681cm" svg:x="9.382cm" svg:y="2.732cm">
          <draw:text-box>
            <text:p><text:span text:style-name="T7">2. Date of Origination</text:span></text:p>
          </draw:text-box>
        </draw:frame>
        <draw:frame draw:style-name="gr6" draw:text-style-name="P9" draw:layer="layout" svg:width="3.81cm" svg:height="0.808cm" svg:x="9.255cm" svg:y="3.032cm">
          <draw:text-box>
            <text:p><text:span text:style-name="T8"><text:tab/></text:span><text:span text:style-name="T8">/</text:span><text:span text:style-name="T8"><text:tab/></text:span><text:span text:style-name="T8">/</text:span></text:p>
          </draw:text-box>
        </draw:frame>
        <draw:line draw:style-name="gr2" draw:text-style-name="P8" draw:layer="layout" svg:x1="2.016cm" svg:y1="4.302cm" svg:x2="13.827cm" svg:y2="4.302cm">
          <text:p/>
        </draw:line>
        <draw:frame draw:style-name="gr6" draw:text-style-name="P7" draw:layer="layout" svg:width="5.588cm" svg:height="0.834cm" svg:x="1.889cm" svg:y="3.494cm">
          <draw:text-box>
            <text:p><text:span text:style-name="T7">3. Gender (Check all that apply)</text:span></text:p>
            <text:p><text:span text:style-name="T9">q</text:span><text:span text:style-name="T10"> </text:span><text:span text:style-name="T7">Male </text:span><text:span text:style-name="T9">q</text:span><text:span text:style-name="T7"> Female </text:span><text:span text:style-name="T9">q</text:span><text:span text:style-name="T7"> Other </text:span><text:span text:style-name="T9">q</text:span><text:span text:style-name="T10"> </text:span><text:span text:style-name="T7">None</text:span></text:p>
          </draw:text-box>
        </draw:frame>
        <draw:line draw:style-name="gr2" draw:text-style-name="P8" draw:layer="layout" svg:x1="7.223cm" svg:y1="3.54cm" svg:x2="7.223cm" svg:y2="4.302cm">
          <text:p/>
        </draw:line>
        <draw:frame draw:style-name="gr9" draw:text-style-name="P7" draw:layer="layout" svg:width="4.826cm" svg:height="0.681cm" svg:x="7.096cm" svg:y="3.494cm">
          <draw:text-box>
            <text:p><text:span text:style-name="T7">4. Planet of Origin</text:span></text:p>
          </draw:text-box>
        </draw:frame>
        <draw:line draw:style-name="gr2" draw:text-style-name="P8" draw:layer="layout" svg:x1="2.016cm" svg:y1="5.064cm" svg:x2="13.827cm" svg:y2="5.064cm">
          <text:p/>
        </draw:line>
        <draw:line draw:style-name="gr2" draw:text-style-name="P8" draw:layer="layout" svg:x1="2.016cm" svg:y1="5.877cm" svg:x2="13.827cm" svg:y2="5.877cm">
          <text:p/>
        </draw:line>
        <draw:frame draw:style-name="gr10" draw:text-style-name="P7" draw:layer="layout" svg:width="3.683cm" svg:height="0.935cm" svg:x="1.889cm" svg:y="4.256cm">
          <draw:text-box>
            <text:p><text:span text:style-name="T11">5. Guild Sponsor</text:span></text:p>
          </draw:text-box>
        </draw:frame>
        <draw:line draw:style-name="gr2" draw:text-style-name="P8" draw:layer="layout" svg:x1="9.509cm" svg:y1="4.302cm" svg:x2="9.509cm" svg:y2="5.064cm">
          <text:p/>
        </draw:line>
        <draw:frame draw:style-name="gr6" draw:text-style-name="P10" draw:layer="layout" svg:width="3.556cm" svg:height="0.808cm" svg:x="9.382cm" svg:y="4.256cm">
          <draw:text-box>
            <text:p>7. Stationed Aboard</text:p>
          </draw:text-box>
        </draw:frame>
        <draw:frame draw:style-name="gr6" draw:text-style-name="P10" draw:layer="layout" svg:width="2.54cm" svg:height="0.808cm" svg:x="1.889cm" svg:y="5.018cm">
          <draw:text-box>
            <text:p>8. Species</text:p>
          </draw:text-box>
        </draw:frame>
        <draw:line draw:style-name="gr2" draw:text-style-name="P8" draw:layer="layout" svg:x1="5.145cm" svg:y1="5.081cm" svg:x2="5.145cm" svg:y2="5.894cm">
          <text:p/>
        </draw:line>
        <draw:frame draw:style-name="gr6" draw:text-style-name="P10" draw:layer="layout" svg:width="2.667cm" svg:height="0.808cm" svg:x="5.064cm" svg:y="5.018cm">
          <draw:text-box>
            <text:p>9. Class/Job</text:p>
          </draw:text-box>
        </draw:frame>
        <draw:line draw:style-name="gr2" draw:text-style-name="P8" draw:layer="layout" svg:x1="7.985cm" svg:y1="5.064cm" svg:x2="7.985cm" svg:y2="5.877cm">
          <text:p/>
        </draw:line>
        <draw:frame draw:style-name="gr9" draw:text-style-name="P10" draw:layer="layout" svg:width="3.302cm" svg:height="0.681cm" svg:x="7.858cm" svg:y="5.018cm">
          <draw:text-box>
            <text:p>10. Exp. Lvl.</text:p>
          </draw:text-box>
        </draw:frame>
        <draw:line draw:style-name="gr2" draw:text-style-name="P8" draw:layer="layout" svg:x1="11.033cm" svg:y1="5.064cm" svg:x2="11.033cm" svg:y2="5.877cm">
          <text:p/>
        </draw:line>
        <draw:frame draw:style-name="gr10" draw:text-style-name="P10" draw:layer="layout" svg:width="2.794cm" svg:height="0.935cm" svg:x="10.906cm" svg:y="5.018cm">
          <draw:text-box>
            <text:p>11. Current XP</text:p>
          </draw:text-box>
        </draw:frame>
        <draw:frame draw:style-name="gr6" draw:text-style-name="P10" draw:layer="layout" svg:width="6.858cm" svg:height="0.808cm" svg:x="1.889cm" svg:y="5.826cm">
          <draw:text-box>
            <text:p>12. Appearance/Distinguishing Features</text:p>
          </draw:text-box>
        </draw:frame>
        <draw:line draw:style-name="gr2" draw:text-style-name="P8" draw:layer="layout" svg:x1="6.08cm" svg:y1="4.302cm" svg:x2="6.08cm" svg:y2="5.064cm">
          <text:p/>
        </draw:line>
        <draw:frame draw:style-name="gr9" draw:text-style-name="P10" draw:layer="layout" svg:width="3.556cm" svg:height="0.813cm" svg:x="5.953cm" svg:y="4.256cm">
          <draw:text-box>
            <text:p>6. Galactic ID #</text:p>
            <text:p><text:span text:style-name="T12"><text:s text:c="5"/></text:span><text:span text:style-name="T12">- <text:s text:c="5"/>- RS</text:span></text:p>
          </draw:text-box>
        </draw:frame>
        <draw:custom-shape draw:style-name="gr5" draw:text-style-name="P8" draw:layer="layout" svg:width="4.445cm" svg:height="6.096cm" svg:x="1.381cm" svg:y="7.1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1" draw:text-style-name="P8" draw:layer="layout" svg:x1="2.016cm" svg:y1="7.198cm" svg:x2="2.016cm" svg:y2="13.294cm">
          <text:p/>
        </draw:line>
        <draw:frame draw:style-name="gr12" draw:text-style-name="P6" draw:layer="layout" svg:width="1.185cm" svg:height="5.842cm" svg:x="1cm" svg:y="7.325cm">
          <draw:text-box>
            <text:p text:style-name="P6"><text:span text:style-name="T6">Stats</text:span></text:p>
          </draw:text-box>
        </draw:frame>
        <draw:line draw:style-name="gr11" draw:text-style-name="P8" draw:layer="layout" svg:x1="3.794cm" svg:y1="7.198cm" svg:x2="3.794cm" svg:y2="13.294cm">
          <text:p/>
        </draw:line>
        <draw:line draw:style-name="gr11" draw:text-style-name="P8" draw:layer="layout" svg:x1="2.016cm" svg:y1="10.246cm" svg:x2="5.826cm" svg:y2="10.246cm">
          <text:p/>
        </draw:line>
        <draw:line draw:style-name="gr11" draw:text-style-name="P8" draw:layer="layout" svg:x1="2.016cm" svg:y1="9.23cm" svg:x2="5.826cm" svg:y2="9.23cm">
          <text:p/>
        </draw:line>
        <draw:line draw:style-name="gr11" draw:text-style-name="P8" draw:layer="layout" svg:x1="2.016cm" svg:y1="8.214cm" svg:x2="5.826cm" svg:y2="8.214cm">
          <text:p/>
        </draw:line>
        <draw:line draw:style-name="gr11" draw:text-style-name="P8" draw:layer="layout" svg:x1="2.016cm" svg:y1="11.262cm" svg:x2="5.826cm" svg:y2="11.262cm">
          <text:p/>
        </draw:line>
        <draw:line draw:style-name="gr11" draw:text-style-name="P8" draw:layer="layout" svg:x1="2.016cm" svg:y1="12.278cm" svg:x2="5.826cm" svg:y2="12.278cm">
          <text:p/>
        </draw:line>
        <draw:frame draw:style-name="gr13" draw:text-style-name="P11" draw:layer="layout" svg:width="1.778cm" svg:height="0.961cm" svg:x="2.016cm" svg:y="7.244cm">
          <draw:text-box>
            <text:p text:style-name="P2"><text:span text:style-name="T13">STR</text:span></text:p>
            <text:p text:style-name="P2"><text:span text:style-name="T14">Strength</text:span></text:p>
          </draw:text-box>
        </draw:frame>
        <draw:frame draw:style-name="gr14" draw:text-style-name="P8" draw:layer="layout" svg:width="2.413cm" svg:height="1.316cm" svg:x="1.72cm" svg:y="8.241cm">
          <draw:text-box>
            <text:p text:style-name="P2"><text:span text:style-name="T13">INT</text:span></text:p>
            <text:p text:style-name="P2"><text:span text:style-name="T15">Intelligence</text:span></text:p>
          </draw:text-box>
        </draw:frame>
        <draw:frame draw:style-name="gr14" draw:text-style-name="P8" draw:layer="layout" svg:width="1.778cm" svg:height="1.316cm" svg:x="2.016cm" svg:y="9.276cm">
          <draw:text-box>
            <text:p text:style-name="P2"><text:span text:style-name="T13">WIS</text:span></text:p>
            <text:p text:style-name="P2">Wisdom</text:p>
          </draw:text-box>
        </draw:frame>
        <draw:frame draw:style-name="gr14" draw:text-style-name="P8" draw:layer="layout" svg:width="2.032cm" svg:height="1.316cm" svg:x="1.889cm" svg:y="10.292cm">
          <draw:text-box>
            <text:p text:style-name="P2"><text:span text:style-name="T13">DEX</text:span></text:p>
            <text:p text:style-name="P2">Dexterity</text:p>
          </draw:text-box>
        </draw:frame>
        <draw:frame draw:style-name="gr14" draw:text-style-name="P8" draw:layer="layout" svg:width="2.54cm" svg:height="1.316cm" svg:x="1.635cm" svg:y="11.262cm">
          <draw:text-box>
            <text:p text:style-name="P2"><text:span text:style-name="T13">CON</text:span></text:p>
            <text:p text:style-name="P2"><text:span text:style-name="T15">Constitution</text:span></text:p>
          </draw:text-box>
        </draw:frame>
        <draw:frame draw:style-name="gr14" draw:text-style-name="P8" draw:layer="layout" svg:width="1.778cm" svg:height="1.316cm" svg:x="2.016cm" svg:y="12.278cm">
          <draw:text-box>
            <text:p text:style-name="P2"><text:span text:style-name="T13">CHA</text:span></text:p>
            <text:p text:style-name="P2">Charisma</text:p>
          </draw:text-box>
        </draw:frame>
        <draw:custom-shape draw:style-name="gr5" draw:text-style-name="P8" draw:layer="layout" svg:width="4.191cm" svg:height="6.096cm" svg:x="6.334cm" svg:y="7.22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1" draw:text-style-name="P8" draw:layer="layout" svg:x1="7.096cm" svg:y1="7.223cm" svg:x2="7.096cm" svg:y2="13.319cm">
          <text:p/>
        </draw:line>
        <draw:frame draw:style-name="gr15" draw:text-style-name="P6" draw:layer="layout" svg:width="1.108cm" svg:height="4.826cm" svg:x="6.115cm" svg:y="7.825cm">
          <draw:text-box>
            <text:p text:style-name="P6"><text:span text:style-name="T6">Stat Bonuses</text:span></text:p>
          </draw:text-box>
        </draw:frame>
        <draw:line draw:style-name="gr11" draw:text-style-name="P8" draw:layer="layout" svg:x1="7.096cm" svg:y1="8.188cm" svg:x2="10.525cm" svg:y2="8.188cm">
          <text:p/>
        </draw:line>
        <draw:line draw:style-name="gr11" draw:text-style-name="P8" draw:layer="layout" svg:x1="7.096cm" svg:y1="9.204cm" svg:x2="10.525cm" svg:y2="9.204cm">
          <text:p/>
        </draw:line>
        <draw:line draw:style-name="gr11" draw:text-style-name="P8" draw:layer="layout" svg:x1="7.096cm" svg:y1="10.22cm" svg:x2="10.525cm" svg:y2="10.22cm">
          <text:p/>
        </draw:line>
        <draw:line draw:style-name="gr11" draw:text-style-name="P8" draw:layer="layout" svg:x1="7.096cm" svg:y1="11.236cm" svg:x2="10.525cm" svg:y2="11.236cm">
          <text:p/>
        </draw:line>
        <draw:line draw:style-name="gr11" draw:text-style-name="P8" draw:layer="layout" svg:x1="7.096cm" svg:y1="12.252cm" svg:x2="10.525cm" svg:y2="12.252cm">
          <text:p/>
        </draw:line>
        <draw:line draw:style-name="gr11" draw:text-style-name="P8" draw:layer="layout" svg:x1="8.747cm" svg:y1="7.223cm" svg:x2="8.747cm" svg:y2="8.188cm">
          <text:p/>
        </draw:line>
        <draw:frame draw:style-name="gr6" draw:text-style-name="P12" draw:layer="layout" svg:width="2.413cm" svg:height="0.808cm" svg:x="6.893cm" svg:y="7.807cm">
          <draw:text-box>
            <text:p><text:span text:style-name="T16">Melee To-Hit</text:span></text:p>
          </draw:text-box>
        </draw:frame>
        <draw:frame draw:style-name="gr9" draw:text-style-name="P10" draw:layer="layout" svg:width="2.413cm" svg:height="0.681cm" svg:x="8.62cm" svg:y="7.812cm">
          <draw:text-box>
            <text:p><text:span text:style-name="T15">Melee Damage</text:span></text:p>
          </draw:text-box>
        </draw:frame>
        <draw:line draw:style-name="gr11" draw:text-style-name="P8" draw:layer="layout" svg:x1="8.747cm" svg:y1="10.22cm" svg:x2="8.747cm" svg:y2="11.236cm">
          <text:p/>
        </draw:line>
        <draw:frame draw:style-name="gr16" draw:text-style-name="P8" draw:layer="layout" svg:width="1.778cm" svg:height="0.554cm" svg:x="7.08cm" svg:y="10.794cm">
          <draw:text-box>
            <text:p text:style-name="P2"><text:span text:style-name="T16">AC Bonus</text:span></text:p>
          </draw:text-box>
        </draw:frame>
        <draw:frame draw:style-name="gr16" draw:text-style-name="P10" draw:layer="layout" svg:width="3.556cm" svg:height="0.554cm" svg:x="8.527cm" svg:y="10.796cm">
          <draw:text-box>
            <text:p><text:span text:style-name="T16">Ranged To-Hit</text:span></text:p>
          </draw:text-box>
        </draw:frame>
        <draw:frame draw:style-name="gr6" draw:text-style-name="P8" draw:layer="layout" svg:width="3.429cm" svg:height="0.808cm" svg:x="7.096cm" svg:y="8.747cm">
          <draw:text-box>
            <text:p text:style-name="P2">Charge Bonus</text:p>
          </draw:text-box>
        </draw:frame>
        <draw:frame draw:style-name="gr9" draw:text-style-name="P8" draw:layer="layout" svg:width="3.429cm" svg:height="0.681cm" svg:x="7.03cm" svg:y="9.807cm">
          <draw:text-box>
            <text:p text:style-name="P2">Psi Bonus</text:p>
          </draw:text-box>
        </draw:frame>
        <draw:frame draw:style-name="gr17" draw:text-style-name="P7" draw:layer="layout" svg:width="1.568cm" svg:height="0.521cm" svg:x="7.858cm" svg:y="11.795cm">
          <draw:text-box>
            <text:p><text:span text:style-name="T7">HP Bonus</text:span></text:p>
          </draw:text-box>
        </draw:frame>
        <draw:frame draw:style-name="gr16" draw:text-style-name="P10" draw:layer="layout" svg:width="3.048cm" svg:height="0.554cm" svg:x="7.813cm" svg:y="12.857cm">
          <draw:text-box>
            <text:p>Languages</text:p>
          </draw:text-box>
        </draw:frame>
        <draw:custom-shape draw:style-name="gr5" draw:text-style-name="P8" draw:layer="layout" svg:width="2.794cm" svg:height="6.096cm" svg:x="11.033cm" svg:y="7.22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1" draw:text-style-name="P8" draw:layer="layout" svg:x1="11.033cm" svg:y1="7.731cm" svg:x2="13.827cm" svg:y2="7.731cm">
          <text:p/>
        </draw:line>
        <draw:frame draw:style-name="gr6" draw:text-style-name="P13" draw:layer="layout" svg:width="2.794cm" svg:height="0.808cm" svg:x="11.033cm" svg:y="7.177cm">
          <draw:text-box>
            <text:p text:style-name="P2"><text:span text:style-name="T17">Combat</text:span></text:p>
          </draw:text-box>
        </draw:frame>
        <draw:line draw:style-name="gr11" draw:text-style-name="P8" draw:layer="layout" svg:x1="11.033cm" svg:y1="8.493cm" svg:x2="13.827cm" svg:y2="8.493cm">
          <text:p/>
        </draw:line>
        <draw:line draw:style-name="gr11" draw:text-style-name="P8" draw:layer="layout" svg:x1="12.43cm" svg:y1="8.493cm" svg:x2="12.43cm" svg:y2="8.239cm">
          <text:p/>
        </draw:line>
        <draw:frame draw:style-name="gr6" draw:text-style-name="P8" draw:layer="layout" svg:width="1.016cm" svg:height="0.808cm" svg:x="11.938cm" svg:y="7.619cm">
          <draw:text-box>
            <text:p text:style-name="P2"><text:span text:style-name="T14">HP</text:span></text:p>
          </draw:text-box>
        </draw:frame>
        <draw:frame draw:style-name="gr9" draw:text-style-name="P14" draw:layer="layout" svg:width="2.921cm" svg:height="0.681cm" svg:x="11.033cm" svg:y="8.066cm">
          <draw:text-box>
            <text:p><text:span text:style-name="T18">Total</text:span><text:span text:style-name="T18"><text:tab/></text:span><text:span text:style-name="T18">Current</text:span></text:p>
          </draw:text-box>
        </draw:frame>
        <draw:line draw:style-name="gr11" draw:text-style-name="P8" draw:layer="layout" svg:x1="11.033cm" svg:y1="9.174cm" svg:x2="13.827cm" svg:y2="9.174cm">
          <text:p/>
        </draw:line>
        <draw:line draw:style-name="gr11" draw:text-style-name="P8" draw:layer="layout" svg:x1="12.43cm" svg:y1="9.174cm" svg:x2="12.43cm" svg:y2="8.92cm">
          <text:p/>
        </draw:line>
        <draw:frame draw:style-name="gr9" draw:text-style-name="P14" draw:layer="layout" svg:width="2.921cm" svg:height="0.681cm" svg:x="11.033cm" svg:y="8.747cm">
          <draw:text-box>
            <text:p><text:span text:style-name="T18">Total</text:span><text:span text:style-name="T18"><text:tab/></text:span><text:span text:style-name="T18">Current</text:span></text:p>
          </draw:text-box>
        </draw:frame>
        <draw:line draw:style-name="gr11" draw:text-style-name="P8" draw:layer="layout" svg:x1="11.033cm" svg:y1="9.936cm" svg:x2="13.827cm" svg:y2="9.936cm">
          <text:p/>
        </draw:line>
        <draw:line draw:style-name="gr11" draw:text-style-name="P8" draw:layer="layout" svg:x1="12.43cm" svg:y1="9.936cm" svg:x2="12.43cm" svg:y2="9.682cm">
          <text:p/>
        </draw:line>
        <draw:frame draw:style-name="gr9" draw:text-style-name="P14" draw:layer="layout" svg:width="2.921cm" svg:height="0.681cm" svg:x="11.033cm" svg:y="9.509cm">
          <draw:text-box>
            <text:p><text:span text:style-name="T18">Total</text:span><text:span text:style-name="T18"><text:tab/></text:span><text:span text:style-name="T18">Current</text:span></text:p>
          </draw:text-box>
        </draw:frame>
        <draw:frame draw:style-name="gr6" draw:text-style-name="P8" draw:layer="layout" svg:width="1.27cm" svg:height="0.808cm" svg:x="11.821cm" svg:y="8.406cm">
          <draw:text-box>
            <text:p text:style-name="P2">Psi</text:p>
          </draw:text-box>
        </draw:frame>
        <draw:frame draw:style-name="gr6" draw:text-style-name="P8" draw:layer="layout" svg:width="2.032cm" svg:height="0.808cm" svg:x="11.414cm" svg:y="9.082cm">
          <draw:text-box>
            <text:p text:style-name="P2">Charge</text:p>
          </draw:text-box>
        </draw:frame>
        <draw:line draw:style-name="gr11" draw:text-style-name="P8" draw:layer="layout" svg:x1="11.033cm" svg:y1="10.906cm" svg:x2="13.827cm" svg:y2="10.906cm">
          <text:p/>
        </draw:line>
        <draw:line draw:style-name="gr11" draw:text-style-name="P8" draw:layer="layout" svg:x1="11.871cm" svg:y1="10.906cm" svg:x2="11.871cm" svg:y2="10.652cm">
          <text:p/>
        </draw:line>
        <draw:line draw:style-name="gr11" draw:text-style-name="P8" draw:layer="layout" svg:x1="12.887cm" svg:y1="10.906cm" svg:x2="12.887cm" svg:y2="10.652cm">
          <text:p/>
        </draw:line>
        <draw:frame draw:style-name="gr6" draw:text-style-name="P8" draw:layer="layout" svg:width="2.54cm" svg:height="0.808cm" svg:x="11.16cm" svg:y="9.844cm">
          <draw:text-box>
            <text:p text:style-name="P2">Melee To-Hit</text:p>
          </draw:text-box>
        </draw:frame>
        <draw:frame draw:style-name="gr6" draw:text-style-name="P15" draw:layer="layout" svg:width="1.27cm" svg:height="0.808cm" svg:x="10.779cm" svg:y="10.492cm">
          <draw:text-box>
            <text:p text:style-name="P2"><text:span text:style-name="T18">Base</text:span></text:p>
          </draw:text-box>
        </draw:frame>
        <draw:frame draw:style-name="gr6" draw:text-style-name="P15" draw:layer="layout" svg:width="1.651cm" svg:height="0.808cm" svg:x="11.541cm" svg:y="10.479cm">
          <draw:text-box>
            <text:p text:style-name="P2"><text:span text:style-name="T18">Total</text:span></text:p>
          </draw:text-box>
        </draw:frame>
        <draw:frame draw:style-name="gr6" draw:text-style-name="P15" draw:layer="layout" svg:width="1.397cm" svg:height="0.808cm" svg:x="12.684cm" svg:y="10.479cm">
          <draw:text-box>
            <text:p text:style-name="P2"><text:span text:style-name="T18">TAAC0</text:span></text:p>
          </draw:text-box>
        </draw:frame>
        <draw:line draw:style-name="gr11" draw:text-style-name="P8" draw:layer="layout" svg:x1="11.033cm" svg:y1="11.841cm" svg:x2="13.827cm" svg:y2="11.841cm">
          <text:p/>
        </draw:line>
        <draw:line draw:style-name="gr11" draw:text-style-name="P8" draw:layer="layout" svg:x1="11.871cm" svg:y1="11.841cm" svg:x2="11.871cm" svg:y2="11.587cm">
          <text:p/>
        </draw:line>
        <draw:line draw:style-name="gr11" draw:text-style-name="P8" draw:layer="layout" svg:x1="12.887cm" svg:y1="11.841cm" svg:x2="12.887cm" svg:y2="11.587cm">
          <text:p/>
        </draw:line>
        <draw:frame draw:style-name="gr6" draw:text-style-name="P15" draw:layer="layout" svg:width="1.27cm" svg:height="0.808cm" svg:x="10.779cm" svg:y="11.427cm">
          <draw:text-box>
            <text:p text:style-name="P2"><text:span text:style-name="T18">Base</text:span></text:p>
          </draw:text-box>
        </draw:frame>
        <draw:frame draw:style-name="gr6" draw:text-style-name="P15" draw:layer="layout" svg:width="1.651cm" svg:height="0.808cm" svg:x="11.541cm" svg:y="11.414cm">
          <draw:text-box>
            <text:p text:style-name="P2"><text:span text:style-name="T18">Total</text:span></text:p>
          </draw:text-box>
        </draw:frame>
        <draw:frame draw:style-name="gr6" draw:text-style-name="P15" draw:layer="layout" svg:width="1.397cm" svg:height="0.808cm" svg:x="12.684cm" svg:y="11.414cm">
          <draw:text-box>
            <text:p text:style-name="P2"><text:span text:style-name="T18">TAAC0</text:span></text:p>
          </draw:text-box>
        </draw:frame>
        <draw:frame draw:style-name="gr18" draw:text-style-name="P8" draw:layer="layout" svg:width="2.794cm" svg:height="1.062cm" svg:x="11.059cm" svg:y="10.819cm">
          <draw:text-box>
            <text:p text:style-name="P2">Ranged To-Hit</text:p>
          </draw:text-box>
        </draw:frame>
        <draw:line draw:style-name="gr11" draw:text-style-name="P8" draw:layer="layout" svg:x1="11.033cm" svg:y1="12.557cm" svg:x2="13.827cm" svg:y2="12.557cm">
          <text:p/>
        </draw:line>
        <draw:frame draw:style-name="gr9" draw:text-style-name="P8" draw:layer="layout" svg:width="1.143cm" svg:height="0.681cm" svg:x="11.836cm" svg:y="11.729cm">
          <draw:text-box>
            <text:p text:style-name="P2">AC</text:p>
          </draw:text-box>
        </draw:frame>
        <draw:line draw:style-name="gr11" draw:text-style-name="P8" draw:layer="layout" svg:x1="12.43cm" svg:y1="12.557cm" svg:x2="12.43cm" svg:y2="12.303cm">
          <text:p/>
        </draw:line>
        <draw:frame draw:style-name="gr6" draw:text-style-name="P15" draw:layer="layout" svg:width="1.905cm" svg:height="0.808cm" svg:x="10.812cm" svg:y="12.135cm">
          <draw:text-box>
            <text:p text:style-name="P2"><text:span text:style-name="T18">Armor</text:span></text:p>
          </draw:text-box>
        </draw:frame>
        <draw:frame draw:style-name="gr6" draw:text-style-name="P15" draw:layer="layout" svg:width="1.905cm" svg:height="0.808cm" svg:x="12.168cm" svg:y="12.135cm">
          <draw:text-box>
            <text:p text:style-name="P2"><text:span text:style-name="T18">Total</text:span></text:p>
          </draw:text-box>
        </draw:frame>
        <draw:frame draw:style-name="gr6" draw:text-style-name="P8" draw:layer="layout" svg:width="1.397cm" svg:height="0.808cm" svg:x="11.729cm" svg:y="12.43cm">
          <draw:text-box>
            <text:p text:style-name="P2">Saves</text:p>
          </draw:text-box>
        </draw:frame>
        <draw:line draw:style-name="gr11" draw:text-style-name="P8" draw:layer="layout" svg:x1="11.922cm" svg:y1="13.319cm" svg:x2="11.922cm" svg:y2="13.065cm">
          <text:p/>
        </draw:line>
        <draw:line draw:style-name="gr11" draw:text-style-name="P8" draw:layer="layout" svg:x1="12.811cm" svg:y1="13.319cm" svg:x2="12.811cm" svg:y2="13.065cm">
          <text:p/>
        </draw:line>
        <draw:frame draw:style-name="gr6" draw:text-style-name="P14" draw:layer="layout" svg:width="1.143cm" svg:height="0.808cm" svg:x="11.033cm" svg:y="12.892cm">
          <draw:text-box>
            <text:p><text:span text:style-name="T18">WIS</text:span></text:p>
          </draw:text-box>
        </draw:frame>
        <draw:frame draw:style-name="gr6" draw:text-style-name="P15" draw:layer="layout" svg:width="1.143cm" svg:height="0.808cm" svg:x="11.795cm" svg:y="12.892cm">
          <draw:text-box>
            <text:p text:style-name="P2"><text:span text:style-name="T18">DEX</text:span></text:p>
          </draw:text-box>
        </draw:frame>
        <draw:frame draw:style-name="gr6" draw:text-style-name="P14" draw:layer="layout" svg:width="1.143cm" svg:height="0.808cm" svg:x="12.692cm" svg:y="12.897cm">
          <draw:text-box>
            <text:p><text:span text:style-name="T18">CON</text:span></text:p>
          </draw:text-box>
        </draw:frame>
        <draw:custom-shape draw:style-name="gr5" draw:text-style-name="P8" draw:layer="layout" svg:width="12.446cm" svg:height="3.683cm" svg:x="1.381cm" svg:y="13.82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1" draw:text-style-name="P8" draw:layer="layout" svg:x1="2.016cm" svg:y1="13.827cm" svg:x2="2.016cm" svg:y2="17.51cm">
          <text:p/>
        </draw:line>
        <draw:frame draw:style-name="gr19" draw:text-style-name="P6" draw:layer="layout" svg:width="1.312cm" svg:height="3.683cm" svg:x="0.873cm" svg:y="13.827cm">
          <draw:text-box>
            <text:p text:style-name="P6"><text:span text:style-name="T6">Equipment</text:span></text:p>
          </draw:text-box>
        </draw:frame>
        <draw:custom-shape draw:style-name="gr5" draw:text-style-name="P8" draw:layer="layout" svg:width="6.604cm" svg:height="3.556cm" svg:x="1.381cm" svg:y="17.89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8" draw:layer="layout" svg:width="5.334cm" svg:height="3.556cm" svg:x="8.493cm" svg:y="17.89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1" draw:text-style-name="P8" draw:layer="layout" svg:x1="2.016cm" svg:y1="17.891cm" svg:x2="2.016cm" svg:y2="21.447cm">
          <text:p/>
        </draw:line>
        <draw:line draw:style-name="gr11" draw:text-style-name="P8" draw:layer="layout" svg:x1="9.128cm" svg:y1="17.891cm" svg:x2="9.128cm" svg:y2="21.447cm">
          <text:p/>
        </draw:line>
        <draw:frame draw:style-name="gr20" draw:text-style-name="P16" draw:layer="layout" svg:width="1.439cm" svg:height="3.81cm" svg:x="0.737cm" svg:y="17.764cm">
          <draw:text-box>
            <text:p text:style-name="P16"><text:span text:style-name="T19">Psi/Science Powers</text:span></text:p>
          </draw:text-box>
        </draw:frame>
        <draw:frame draw:style-name="gr21" draw:text-style-name="P17" draw:layer="layout" svg:width="1.693cm" svg:height="3.556cm" svg:x="7.604cm" svg:y="17.891cm">
          <draw:text-box>
            <text:p text:style-name="P17"><text:span text:style-name="T8">Special Abilities</text:span></text:p>
          </draw:text-box>
        </draw:frame>
        <draw:frame draw:style-name="gr10" draw:text-style-name="P18" draw:layer="layout" svg:width="0.635cm" svg:height="0.935cm" svg:x="1.001cm" svg:y="1.128cm">
          <draw:text-box>
            <text:p><text:span text:style-name="T20">8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OCR A Extended'" style:font-style-name="Regular" style:font-family-generic="modern" style:font-pitch="variable" fo:font-size="6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5.24cm" fo:page-height="22.8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2-23T12:07:52.13</meta:creation-date>
    <dc:date>2013-03-12T16:23:59.52</dc:date>
    <meta:editing-duration>PT6H43S</meta:editing-duration>
    <meta:editing-cycles>32</meta:editing-cycles>
    <meta:generator>LibreOffice/4.0.0.3$Windows_x86 LibreOffice_project/7545bee9c2a0782548772a21bc84a9dcc583b89</meta:generator>
    <meta:document-statistic meta:object-count="116"/>
  </office:meta>
</office:document-meta>
</file>